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1d6b6"/>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7pt" style:font-size-asian="14.8500003814697pt" style:font-size-complex="17pt"/>
    </style:style>
    <style:style style:name="P4" style:family="paragraph" style:parent-style-name="Standard">
      <style:text-properties fo:font-size="19pt" style:font-size-asian="16.6000003814697pt" style:font-size-complex="19pt"/>
    </style:style>
    <style:style style:name="P5" style:family="paragraph" style:parent-style-name="Standard">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6" style:family="paragraph" style:parent-style-name="Standard">
      <style:text-properties style:font-name="Liberation Serif" fo:font-size="15pt" style:font-size-asian="15pt" style:font-size-complex="15pt"/>
    </style:style>
    <style:style style:name="P7" style:family="paragraph" style:parent-style-name="Standard">
      <style:text-properties fo:font-size="16pt" style:text-underline-style="none" fo:font-weight="bold" style:font-size-asian="16pt" style:font-weight-asian="bold" style:font-size-complex="16pt" style:font-weight-complex="bold"/>
    </style:style>
    <style:style style:name="T1" style:family="text">
      <style:text-properties fo:font-size="18pt" fo:font-style="italic" fo:font-weight="normal" style:font-size-asian="18pt" style:font-style-asian="italic" style:font-weight-asian="normal" style:font-size-complex="18pt" style:font-style-complex="italic" style:font-weight-complex="normal"/>
    </style:style>
    <style:style style:name="T2" style:family="text">
      <style:text-properties fo:font-size="18pt" fo:font-style="italic" fo:font-weight="normal" officeooo:rsid="00155940" style:font-size-asian="18pt" style:font-style-asian="italic" style:font-weight-asian="normal" style:font-size-complex="18pt" style:font-style-complex="italic" style:font-weight-complex="normal"/>
    </style:style>
    <style:style style:name="T3" style:family="text">
      <style:text-properties officeooo:rsid="001452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he role of analytics in tennis is on a long, slow rise</text:p>
      <text:p text:style-name="P4"/>
      <text:p text:style-name="Standard"><text:span text:style-name="Strong_20_Emphasis"><text:span text:style-name="T1">Analytics</text:span></text:span></text:p>
      <text:p text:style-name="Standard"><text:span text:style-name="Strong_20_Emphasis"><text:span text:style-name="T1">Performance Data</text:span></text:span></text:p>
      <text:p text:style-name="P1"><text:span text:style-name="Strong_20_Emphasis"><text:span text:style-name="T1">Player Development</text:span></text:span></text:p>
      <text:p text:style-name="P1"><text:span text:style-name="Strong_20_Emphasis"><text:span text:style-name="T1">Te</text:span></text:span><text:span text:style-name="Strong_20_Emphasis"><text:span text:style-name="T2">nnis</text:span></text:span></text:p>
      <text:p text:style-name="P1"><text:span text:style-name="Strong_20_Emphasis"><text:span text:style-name="T1">Tactical Insights</text:span></text:span></text:p>
      <text:p text:style-name="P3"/>
      <text:p text:style-name="P7"><text:bookmark text:name="tw-target-text"/>Do you think that statistical analyzes and videos will soon be able to completely replace human coaching in tennis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In recent years, tennis has embraced the use of analytics, much like other sports, even though it’s not a game traditionally dominated by numbers. Tennis has a unique scoring system and involves a wide variety of playing styles and surfaces, which made statistical analysis difficult. However, big data has now made its way into the sport, with more top players using analytics to improve their game.</text:p>
      <text:p text:style-name="P2"/>
      <text:p text:style-name="P2">The WTA has partnered with SAP to provide coaches with detailed stats during matches, while other Grand Slam tournaments and private companies are also gathering vast amounts of data. One such company, Tennis Analytics, led by Warren Pretorius, provides video tagging and performance analysis for both players and coaches, helping them identify key areas to improve. This service can be expensive—some professional players pay thousands of dollars a month for this detailed analysis.</text:p>
      <text:p text:style-name="P2"/>
      <text:p text:style-name="P2">Despite the growing presence of analytics, reactions among players vary. Novak Djokovic was one of the early adopters, incorporating data into his training as far back as 2013. On the other hand, players like Roger Federer and Rafael Nadal have been more hesitant. While Federer began using analytics after his injury comeback <text:span text:style-name="T3">in 2017</text:span>, he is still cautious, noting that statistics can sometimes be misleading if not used carefully. Nadal, on the other hand, has chosen to avoid analytics entirely, focusing instead on his instinctual understanding of the game.</text:p>
      <text:p text:style-name="P2"/>
      <text:p text:style-name="P2">At the top level, analytics are often used for scouting opponents, helping players adapt their strategies based on their opponents' tendencies and weaknesses.</text:p>
      <text:p text:style-name="P2"/>
      <text:p text:style-name="P2">But the real growth in analytics has been seen in player development. Pretorius notes that most points in tennis are decided in four shots or less, making the serve and return—the first two shots of a rally—crucial. Players who can dominate these short exchanges often come out on top. This focus on short points, rather than extended rallies, has shifted how players and coaches approach practice, with greater attention on improving key shots like the serve and return.</text:p>
      <text:p text:style-name="P2"/>
      <text:p text:style-name="P2">Analytics are also helping young players get a better understanding of their opponents. For example, Bianca Andreescu, a rising star in the WTA, credits her rapid success to the use of statistics. Her coach regularly reviews data provided by Tennis Canada before her matches to help her prepare.</text:p>
      <text:p text:style-name="P2"/>
      <text:p text:style-name="P2">The future of analytics in tennis looks promising, with more sophisticated tools like racquet sensors and wearable technology being used to track performance. These innovations can measure everything from swing speeds and spin rates to heart rate and movement patterns, offering even more data to enhance training.</text:p>
      <text:p text:style-name="P2"/>
      <text:p text:style-name="P2">In summary, while tennis isn’t entirely about numbers, it’s clear that analytics are becoming an integral part of the game, providing new insights and helping players gain a competitive ed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6:25:58.813359802</meta:creation-date>
    <dc:date>2024-10-11T09:35:39.806007727</dc:date>
    <meta:editing-duration>PT34M7S</meta:editing-duration>
    <meta:editing-cycles>3</meta:editing-cycles>
    <meta:generator>LibreOffice/7.3.7.2$Linux_X86_64 LibreOffice_project/30$Build-2</meta:generator>
    <meta:document-statistic meta:table-count="0" meta:image-count="0" meta:object-count="0" meta:page-count="2" meta:paragraph-count="15" meta:word-count="497" meta:character-count="3109" meta:non-whitespace-character-count="2630"/>
  </office:meta>
</office:document-meta>
</file>